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apter titles</text:p>
      <text:p text:style-name="Preformatted_20_Text"/>
      <text:p text:style-name="Preformatted_20_Text">Define chapters witth several levels without numbering. Times new roman, chapter font Arial </text:p>
      <text:h text:style-name="Heading_20_1" text:outline-level="1">one</text:h>
      <text:p text:style-name="Preformatted_20_Text">text texttext text text texttext text text texttext text </text:p>
      <text:h text:style-name="Heading_20_2" text:outline-level="2">one one </text:h>
      <text:p text:style-name="Preformatted_20_Text">text texttext text text texttext text text texttext text </text:p>
      <text:h text:style-name="Heading_20_3" text:outline-level="3">one one one</text:h>
      <text:p text:style-name="Preformatted_20_Text">text texttext text text texttext text text texttext text </text:p>
      <text:h text:style-name="Heading_20_3" text:outline-level="3">one one two</text:h>
      <text:p text:style-name="Preformatted_20_Text">text texttext text text texttext text text texttext text</text:p>
      <text:p text:style-name="Preformatted_20_Text">text texttext text text texttext text text texttext text </text:p>
      <text:h text:style-name="Heading_20_2" text:outline-level="2">one two</text:h>
      <text:p text:style-name="Preformatted_20_Text">text texttext text text texttext text text texttext text </text:p>
      <text:h text:style-name="Heading_20_1" text:outline-level="1">two</text:h>
      <text:p text:style-name="Preformatted_20_Text">text texttext text text texttext text text texttext text </text:p>
      <text:h text:style-name="Heading_20_2" text:outline-level="2">two one</text:h>
      <text:p text:style-name="Preformatted_20_Text">text texttext text text texttext text text texttext text </text:p>
      <text:h text:style-name="Heading_20_3" text:outline-level="3">two one one</text:h>
      <text:p text:style-name="Preformatted_20_Text">text texttext text text texttext text text texttext text </text:p>
      <text:p text:style-name="Preformatted_20_Text">text texttext text text texttext text text texttext text </text:p>
      <text:h text:style-name="Heading_20_1" text:outline-level="1">three</text:h>
      <text:p text:style-name="Preformatted_20_Text">text texttext text text texttext text text texttext tex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929in" fo:margin-right="0in" fo:text-indent="-0.2992in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0866in" fo:margin-right="0in" fo:text-indent="-0.2992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9-17T15:24:08</dc:date>
    <dc:creator>Milos Sramek</dc:creator>
    <meta:generator>OpenOffice.org/3.3$Unix OpenOffice.org_project/330m20$Build-9567</meta:generator>
    <meta:editing-duration>PT11S</meta:editing-duration>
    <meta:editing-cycles>4</meta:editing-cycles>
    <meta:document-statistic meta:table-count="0" meta:image-count="0" meta:object-count="0" meta:page-count="1" meta:paragraph-count="22" meta:word-count="132" meta:character-count="798"/>
  </office:meta>
</office:document-meta>
</file>